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5]-[.B6]"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[.B7]/[.B8]" office:value-type="float" office:value="214.285714285714" calcext:value-type="float">
            <text:p>214.285714285714</text:p>
          </table:table-cell>
          <table:table-cell office:value-type="string" calcext:value-type="string">
            <text:p>o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8:50:58.612553763</meta:creation-date>
    <dc:date>2025-08-27T11:46:07.005004612</dc:date>
    <meta:editing-duration>PT2H44M52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